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0.7382in"/>
    </style:style>
    <style:style style:name="co2" style:family="table-column">
      <style:table-column-properties fo:break-before="auto" style:column-width="0.7283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1.6701in" svg:y="0.0394in">
            <draw:object draw:notify-on-update-of-ranges="Sheet1.C1:Sheet1.C1 Sheet1.C2:Sheet1.C19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Single</text:p>
          </table:table-cell>
          <table:table-cell office:value-type="string">
            <text:p>Multi</text:p>
          </table:table-cell>
          <table:table-cell office:value-type="string">
            <text:p>Diff</text:p>
          </table:table-cell>
        </table:table-row>
        <table:table-row table:style-name="ro1">
          <table:table-cell office:value-type="float" office:value="29208000">
            <text:p>29208000</text:p>
          </table:table-cell>
          <table:table-cell office:value-type="float" office:value="31106000">
            <text:p>31106000</text:p>
          </table:table-cell>
          <table:table-cell table:formula="of:=[.A2]-[.B2]" office:value-type="float" office:value="-1898000">
            <text:p>-1898000</text:p>
          </table:table-cell>
        </table:table-row>
        <table:table-row table:style-name="ro1">
          <table:table-cell office:value-type="float" office:value="60000">
            <text:p>60000</text:p>
          </table:table-cell>
          <table:table-cell office:value-type="float" office:value="808000">
            <text:p>808000</text:p>
          </table:table-cell>
          <table:table-cell table:formula="of:=[.A3]-[.B3]" office:value-type="float" office:value="-748000">
            <text:p>-748000</text:p>
          </table:table-cell>
        </table:table-row>
        <table:table-row table:style-name="ro1">
          <table:table-cell office:value-type="float" office:value="3083000">
            <text:p>3083000</text:p>
          </table:table-cell>
          <table:table-cell office:value-type="float" office:value="2347000">
            <text:p>2347000</text:p>
          </table:table-cell>
          <table:table-cell table:formula="of:=[.A4]-[.B4]" office:value-type="float" office:value="736000">
            <text:p>736000</text:p>
          </table:table-cell>
        </table:table-row>
        <table:table-row table:style-name="ro1">
          <table:table-cell office:value-type="float" office:value="2274000">
            <text:p>2274000</text:p>
          </table:table-cell>
          <table:table-cell office:value-type="float" office:value="2226000">
            <text:p>2226000</text:p>
          </table:table-cell>
          <table:table-cell table:formula="of:=[.A5]-[.B5]" office:value-type="float" office:value="48000">
            <text:p>48000</text:p>
          </table:table-cell>
        </table:table-row>
        <table:table-row table:style-name="ro1">
          <table:table-cell office:value-type="float" office:value="2216000">
            <text:p>2216000</text:p>
          </table:table-cell>
          <table:table-cell office:value-type="float" office:value="2221000">
            <text:p>2221000</text:p>
          </table:table-cell>
          <table:table-cell table:formula="of:=[.A6]-[.B6]" office:value-type="float" office:value="-5000">
            <text:p>-5000</text:p>
          </table:table-cell>
        </table:table-row>
        <table:table-row table:style-name="ro1">
          <table:table-cell office:value-type="float" office:value="3124000">
            <text:p>3124000</text:p>
          </table:table-cell>
          <table:table-cell office:value-type="float" office:value="2227000">
            <text:p>2227000</text:p>
          </table:table-cell>
          <table:table-cell table:formula="of:=[.A7]-[.B7]" office:value-type="float" office:value="897000">
            <text:p>897000</text:p>
          </table:table-cell>
        </table:table-row>
        <table:table-row table:style-name="ro1">
          <table:table-cell office:value-type="float" office:value="2198000">
            <text:p>2198000</text:p>
          </table:table-cell>
          <table:table-cell office:value-type="float" office:value="2228000">
            <text:p>2228000</text:p>
          </table:table-cell>
          <table:table-cell table:formula="of:=[.A8]-[.B8]" office:value-type="float" office:value="-30000">
            <text:p>-30000</text:p>
          </table:table-cell>
        </table:table-row>
        <table:table-row table:style-name="ro1">
          <table:table-cell office:value-type="float" office:value="2263000">
            <text:p>2263000</text:p>
          </table:table-cell>
          <table:table-cell office:value-type="float" office:value="2290000">
            <text:p>2290000</text:p>
          </table:table-cell>
          <table:table-cell table:formula="of:=[.A9]-[.B9]" office:value-type="float" office:value="-27000">
            <text:p>-27000</text:p>
          </table:table-cell>
        </table:table-row>
        <table:table-row table:style-name="ro1">
          <table:table-cell office:value-type="float" office:value="2201000">
            <text:p>2201000</text:p>
          </table:table-cell>
          <table:table-cell office:value-type="float" office:value="3477000">
            <text:p>3477000</text:p>
          </table:table-cell>
          <table:table-cell table:formula="of:=[.A10]-[.B10]" office:value-type="float" office:value="-1276000">
            <text:p>-1276000</text:p>
          </table:table-cell>
        </table:table-row>
        <table:table-row table:style-name="ro1">
          <table:table-cell office:value-type="float" office:value="2421000">
            <text:p>2421000</text:p>
          </table:table-cell>
          <table:table-cell office:value-type="float" office:value="2237000">
            <text:p>2237000</text:p>
          </table:table-cell>
          <table:table-cell table:formula="of:=[.A11]-[.B11]" office:value-type="float" office:value="184000">
            <text:p>184000</text:p>
          </table:table-cell>
        </table:table-row>
        <table:table-row table:style-name="ro1">
          <table:table-cell office:value-type="float" office:value="2346000">
            <text:p>2346000</text:p>
          </table:table-cell>
          <table:table-cell office:value-type="float" office:value="4102000">
            <text:p>4102000</text:p>
          </table:table-cell>
          <table:table-cell table:formula="of:=[.A12]-[.B12]" office:value-type="float" office:value="-1756000">
            <text:p>-1756000</text:p>
          </table:table-cell>
        </table:table-row>
        <table:table-row table:style-name="ro1">
          <table:table-cell office:value-type="float" office:value="2223000">
            <text:p>2223000</text:p>
          </table:table-cell>
          <table:table-cell office:value-type="float" office:value="2265000">
            <text:p>2265000</text:p>
          </table:table-cell>
          <table:table-cell table:formula="of:=[.A13]-[.B13]" office:value-type="float" office:value="-42000">
            <text:p>-42000</text:p>
          </table:table-cell>
        </table:table-row>
        <table:table-row table:style-name="ro1">
          <table:table-cell office:value-type="float" office:value="2100000">
            <text:p>2100000</text:p>
          </table:table-cell>
          <table:table-cell office:value-type="float" office:value="2384000">
            <text:p>2384000</text:p>
          </table:table-cell>
          <table:table-cell table:formula="of:=[.A14]-[.B14]" office:value-type="float" office:value="-284000">
            <text:p>-284000</text:p>
          </table:table-cell>
        </table:table-row>
        <table:table-row table:style-name="ro1">
          <table:table-cell office:value-type="float" office:value="2038000">
            <text:p>2038000</text:p>
          </table:table-cell>
          <table:table-cell office:value-type="float" office:value="2347000">
            <text:p>2347000</text:p>
          </table:table-cell>
          <table:table-cell table:formula="of:=[.A15]-[.B15]" office:value-type="float" office:value="-309000">
            <text:p>-309000</text:p>
          </table:table-cell>
        </table:table-row>
        <table:table-row table:style-name="ro1">
          <table:table-cell office:value-type="float" office:value="2185000">
            <text:p>2185000</text:p>
          </table:table-cell>
          <table:table-cell office:value-type="float" office:value="2285000">
            <text:p>2285000</text:p>
          </table:table-cell>
          <table:table-cell table:formula="of:=[.A16]-[.B16]" office:value-type="float" office:value="-100000">
            <text:p>-100000</text:p>
          </table:table-cell>
        </table:table-row>
        <table:table-row table:style-name="ro1">
          <table:table-cell office:value-type="float" office:value="2050000">
            <text:p>2050000</text:p>
          </table:table-cell>
          <table:table-cell office:value-type="float" office:value="2334000">
            <text:p>2334000</text:p>
          </table:table-cell>
          <table:table-cell table:formula="of:=[.A17]-[.B17]" office:value-type="float" office:value="-284000">
            <text:p>-284000</text:p>
          </table:table-cell>
        </table:table-row>
        <table:table-row table:style-name="ro1">
          <table:table-cell office:value-type="float" office:value="2051000">
            <text:p>2051000</text:p>
          </table:table-cell>
          <table:table-cell office:value-type="float" office:value="2314000">
            <text:p>2314000</text:p>
          </table:table-cell>
          <table:table-cell table:formula="of:=[.A18]-[.B18]" office:value-type="float" office:value="-263000">
            <text:p>-263000</text:p>
          </table:table-cell>
        </table:table-row>
        <table:table-row table:style-name="ro1">
          <table:table-cell office:value-type="float" office:value="2042000">
            <text:p>2042000</text:p>
          </table:table-cell>
          <table:table-cell office:value-type="float" office:value="2357000">
            <text:p>2357000</text:p>
          </table:table-cell>
          <table:table-cell table:formula="of:=[.A19]-[.B19]" office:value-type="float" office:value="-315000">
            <text:p>-315000</text:p>
          </table:table-cell>
        </table:table-row>
        <table:table-row table:style-name="ro1">
          <table:table-cell office:value-type="float" office:value="2076000">
            <text:p>2076000</text:p>
          </table:table-cell>
          <table:table-cell office:value-type="float" office:value="2302000">
            <text:p>2302000</text:p>
          </table:table-cell>
          <table:table-cell table:formula="of:=[.A20]-[.B20]" office:value-type="float" office:value="-226000">
            <text:p>-226000</text:p>
          </table:table-cell>
        </table:table-row>
        <table:table-row table:style-name="ro1">
          <table:table-cell office:value-type="float" office:value="2053000">
            <text:p>2053000</text:p>
          </table:table-cell>
          <table:table-cell office:value-type="float" office:value="2261000">
            <text:p>2261000</text:p>
          </table:table-cell>
          <table:table-cell table:formula="of:=[.A21]-[.B21]" office:value-type="float" office:value="-208000">
            <text:p>-208000</text:p>
          </table:table-cell>
        </table:table-row>
        <table:table-row table:style-name="ro1">
          <table:table-cell office:value-type="float" office:value="2045000">
            <text:p>2045000</text:p>
          </table:table-cell>
          <table:table-cell office:value-type="float" office:value="2306000">
            <text:p>2306000</text:p>
          </table:table-cell>
          <table:table-cell table:formula="of:=[.A22]-[.B22]" office:value-type="float" office:value="-261000">
            <text:p>-261000</text:p>
          </table:table-cell>
        </table:table-row>
        <table:table-row table:style-name="ro1">
          <table:table-cell office:value-type="float" office:value="2064000">
            <text:p>2064000</text:p>
          </table:table-cell>
          <table:table-cell office:value-type="float" office:value="4047000">
            <text:p>4047000</text:p>
          </table:table-cell>
          <table:table-cell table:formula="of:=[.A23]-[.B23]" office:value-type="float" office:value="-1983000">
            <text:p>-1983000</text:p>
          </table:table-cell>
        </table:table-row>
        <table:table-row table:style-name="ro1">
          <table:table-cell office:value-type="float" office:value="2057000">
            <text:p>2057000</text:p>
          </table:table-cell>
          <table:table-cell office:value-type="float" office:value="2309000">
            <text:p>2309000</text:p>
          </table:table-cell>
          <table:table-cell table:formula="of:=[.A24]-[.B24]" office:value-type="float" office:value="-252000">
            <text:p>-252000</text:p>
          </table:table-cell>
        </table:table-row>
        <table:table-row table:style-name="ro1">
          <table:table-cell office:value-type="float" office:value="2304000">
            <text:p>2304000</text:p>
          </table:table-cell>
          <table:table-cell office:value-type="float" office:value="4197000">
            <text:p>4197000</text:p>
          </table:table-cell>
          <table:table-cell table:formula="of:=[.A25]-[.B25]" office:value-type="float" office:value="-1893000">
            <text:p>-1893000</text:p>
          </table:table-cell>
        </table:table-row>
        <table:table-row table:style-name="ro1">
          <table:table-cell office:value-type="float" office:value="2446000">
            <text:p>2446000</text:p>
          </table:table-cell>
          <table:table-cell office:value-type="float" office:value="2333000">
            <text:p>2333000</text:p>
          </table:table-cell>
          <table:table-cell table:formula="of:=[.A26]-[.B26]" office:value-type="float" office:value="113000">
            <text:p>113000</text:p>
          </table:table-cell>
        </table:table-row>
        <table:table-row table:style-name="ro1">
          <table:table-cell office:value-type="float" office:value="2210000">
            <text:p>2210000</text:p>
          </table:table-cell>
          <table:table-cell office:value-type="float" office:value="3388000">
            <text:p>3388000</text:p>
          </table:table-cell>
          <table:table-cell table:formula="of:=[.A27]-[.B27]" office:value-type="float" office:value="-1178000">
            <text:p>-1178000</text:p>
          </table:table-cell>
        </table:table-row>
        <table:table-row table:style-name="ro1">
          <table:table-cell office:value-type="float" office:value="2576000">
            <text:p>2576000</text:p>
          </table:table-cell>
          <table:table-cell office:value-type="float" office:value="2221000">
            <text:p>2221000</text:p>
          </table:table-cell>
          <table:table-cell table:formula="of:=[.A28]-[.B28]" office:value-type="float" office:value="355000">
            <text:p>355000</text:p>
          </table:table-cell>
        </table:table-row>
        <table:table-row table:style-name="ro1">
          <table:table-cell office:value-type="float" office:value="2052000">
            <text:p>2052000</text:p>
          </table:table-cell>
          <table:table-cell office:value-type="float" office:value="2299000">
            <text:p>2299000</text:p>
          </table:table-cell>
          <table:table-cell table:formula="of:=[.A29]-[.B29]" office:value-type="float" office:value="-247000">
            <text:p>-247000</text:p>
          </table:table-cell>
        </table:table-row>
        <table:table-row table:style-name="ro1">
          <table:table-cell office:value-type="float" office:value="2155000">
            <text:p>2155000</text:p>
          </table:table-cell>
          <table:table-cell office:value-type="float" office:value="2237000">
            <text:p>2237000</text:p>
          </table:table-cell>
          <table:table-cell table:formula="of:=[.A30]-[.B30]" office:value-type="float" office:value="-82000">
            <text:p>-82000</text:p>
          </table:table-cell>
        </table:table-row>
        <table:table-row table:style-name="ro1">
          <table:table-cell office:value-type="float" office:value="2066000">
            <text:p>2066000</text:p>
          </table:table-cell>
          <table:table-cell office:value-type="float" office:value="2305000">
            <text:p>2305000</text:p>
          </table:table-cell>
          <table:table-cell table:formula="of:=[.A31]-[.B31]" office:value-type="float" office:value="-239000">
            <text:p>-239000</text:p>
          </table:table-cell>
        </table:table-row>
        <table:table-row table:style-name="ro1">
          <table:table-cell office:value-type="float" office:value="2169000">
            <text:p>2169000</text:p>
          </table:table-cell>
          <table:table-cell office:value-type="float" office:value="2173000">
            <text:p>2173000</text:p>
          </table:table-cell>
          <table:table-cell table:formula="of:=[.A32]-[.B32]" office:value-type="float" office:value="-4000">
            <text:p>-4000</text:p>
          </table:table-cell>
        </table:table-row>
        <table:table-row table:style-name="ro1">
          <table:table-cell office:value-type="float" office:value="2061000">
            <text:p>2061000</text:p>
          </table:table-cell>
          <table:table-cell office:value-type="float" office:value="2233000">
            <text:p>2233000</text:p>
          </table:table-cell>
          <table:table-cell table:formula="of:=[.A33]-[.B33]" office:value-type="float" office:value="-172000">
            <text:p>-172000</text:p>
          </table:table-cell>
        </table:table-row>
        <table:table-row table:style-name="ro1">
          <table:table-cell office:value-type="float" office:value="2296000">
            <text:p>2296000</text:p>
          </table:table-cell>
          <table:table-cell office:value-type="float" office:value="2409000">
            <text:p>2409000</text:p>
          </table:table-cell>
          <table:table-cell table:formula="of:=[.A34]-[.B34]" office:value-type="float" office:value="-113000">
            <text:p>-113000</text:p>
          </table:table-cell>
        </table:table-row>
        <table:table-row table:style-name="ro1">
          <table:table-cell office:value-type="float" office:value="2031000">
            <text:p>2031000</text:p>
          </table:table-cell>
          <table:table-cell office:value-type="float" office:value="2263000">
            <text:p>2263000</text:p>
          </table:table-cell>
          <table:table-cell table:formula="of:=[.A35]-[.B35]" office:value-type="float" office:value="-232000">
            <text:p>-232000</text:p>
          </table:table-cell>
        </table:table-row>
        <table:table-row table:style-name="ro1">
          <table:table-cell office:value-type="float" office:value="2153000">
            <text:p>2153000</text:p>
          </table:table-cell>
          <table:table-cell office:value-type="float" office:value="2264000">
            <text:p>2264000</text:p>
          </table:table-cell>
          <table:table-cell table:formula="of:=[.A36]-[.B36]" office:value-type="float" office:value="-111000">
            <text:p>-111000</text:p>
          </table:table-cell>
        </table:table-row>
        <table:table-row table:style-name="ro1">
          <table:table-cell office:value-type="float" office:value="2033000">
            <text:p>2033000</text:p>
          </table:table-cell>
          <table:table-cell office:value-type="float" office:value="3314000">
            <text:p>3314000</text:p>
          </table:table-cell>
          <table:table-cell table:formula="of:=[.A37]-[.B37]" office:value-type="float" office:value="-1281000">
            <text:p>-1281000</text:p>
          </table:table-cell>
        </table:table-row>
        <table:table-row table:style-name="ro1">
          <table:table-cell office:value-type="float" office:value="2040000">
            <text:p>2040000</text:p>
          </table:table-cell>
          <table:table-cell office:value-type="float" office:value="3762000">
            <text:p>3762000</text:p>
          </table:table-cell>
          <table:table-cell table:formula="of:=[.A38]-[.B38]" office:value-type="float" office:value="-1722000">
            <text:p>-1722000</text:p>
          </table:table-cell>
        </table:table-row>
        <table:table-row table:style-name="ro1">
          <table:table-cell office:value-type="float" office:value="2032000">
            <text:p>2032000</text:p>
          </table:table-cell>
          <table:table-cell office:value-type="float" office:value="3685000">
            <text:p>3685000</text:p>
          </table:table-cell>
          <table:table-cell table:formula="of:=[.A39]-[.B39]" office:value-type="float" office:value="-1653000">
            <text:p>-1653000</text:p>
          </table:table-cell>
        </table:table-row>
        <table:table-row table:style-name="ro1">
          <table:table-cell office:value-type="float" office:value="2102000">
            <text:p>2102000</text:p>
          </table:table-cell>
          <table:table-cell office:value-type="float" office:value="3267000">
            <text:p>3267000</text:p>
          </table:table-cell>
          <table:table-cell table:formula="of:=[.A40]-[.B40]" office:value-type="float" office:value="-1165000">
            <text:p>-1165000</text:p>
          </table:table-cell>
        </table:table-row>
        <table:table-row table:style-name="ro1">
          <table:table-cell office:value-type="float" office:value="2033000">
            <text:p>2033000</text:p>
          </table:table-cell>
          <table:table-cell office:value-type="float" office:value="3474000">
            <text:p>3474000</text:p>
          </table:table-cell>
          <table:table-cell table:formula="of:=[.A41]-[.B41]" office:value-type="float" office:value="-1441000">
            <text:p>-1441000</text:p>
          </table:table-cell>
        </table:table-row>
        <table:table-row table:style-name="ro1">
          <table:table-cell office:value-type="float" office:value="2439000">
            <text:p>2439000</text:p>
          </table:table-cell>
          <table:table-cell office:value-type="float" office:value="3245000">
            <text:p>3245000</text:p>
          </table:table-cell>
          <table:table-cell table:formula="of:=[.A42]-[.B42]" office:value-type="float" office:value="-806000">
            <text:p>-806000</text:p>
          </table:table-cell>
        </table:table-row>
        <table:table-row table:style-name="ro1">
          <table:table-cell office:value-type="float" office:value="2032000">
            <text:p>2032000</text:p>
          </table:table-cell>
          <table:table-cell office:value-type="float" office:value="3765000">
            <text:p>3765000</text:p>
          </table:table-cell>
          <table:table-cell table:formula="of:=[.A43]-[.B43]" office:value-type="float" office:value="-1733000">
            <text:p>-1733000</text:p>
          </table:table-cell>
        </table:table-row>
        <table:table-row table:style-name="ro1">
          <table:table-cell office:value-type="float" office:value="2173000">
            <text:p>2173000</text:p>
          </table:table-cell>
          <table:table-cell office:value-type="float" office:value="3595000">
            <text:p>3595000</text:p>
          </table:table-cell>
          <table:table-cell table:formula="of:=[.A44]-[.B44]" office:value-type="float" office:value="-1422000">
            <text:p>-1422000</text:p>
          </table:table-cell>
        </table:table-row>
        <table:table-row table:style-name="ro1">
          <table:table-cell office:value-type="float" office:value="2065000">
            <text:p>2065000</text:p>
          </table:table-cell>
          <table:table-cell office:value-type="float" office:value="3347000">
            <text:p>3347000</text:p>
          </table:table-cell>
          <table:table-cell table:formula="of:=[.A45]-[.B45]" office:value-type="float" office:value="-1282000">
            <text:p>-1282000</text:p>
          </table:table-cell>
        </table:table-row>
        <table:table-row table:style-name="ro1">
          <table:table-cell office:value-type="float" office:value="2051000">
            <text:p>2051000</text:p>
          </table:table-cell>
          <table:table-cell office:value-type="float" office:value="4665000">
            <text:p>4665000</text:p>
          </table:table-cell>
          <table:table-cell table:formula="of:=[.A46]-[.B46]" office:value-type="float" office:value="-2614000">
            <text:p>-2614000</text:p>
          </table:table-cell>
        </table:table-row>
        <table:table-row table:style-name="ro1">
          <table:table-cell office:value-type="float" office:value="2210000">
            <text:p>2210000</text:p>
          </table:table-cell>
          <table:table-cell office:value-type="float" office:value="3458000">
            <text:p>3458000</text:p>
          </table:table-cell>
          <table:table-cell table:formula="of:=[.A47]-[.B47]" office:value-type="float" office:value="-1248000">
            <text:p>-1248000</text:p>
          </table:table-cell>
        </table:table-row>
        <table:table-row table:style-name="ro1">
          <table:table-cell office:value-type="float" office:value="2102000">
            <text:p>2102000</text:p>
          </table:table-cell>
          <table:table-cell office:value-type="float" office:value="3504000">
            <text:p>3504000</text:p>
          </table:table-cell>
          <table:table-cell table:formula="of:=[.A48]-[.B48]" office:value-type="float" office:value="-1402000">
            <text:p>-1402000</text:p>
          </table:table-cell>
        </table:table-row>
        <table:table-row table:style-name="ro1">
          <table:table-cell office:value-type="float" office:value="2035000">
            <text:p>2035000</text:p>
          </table:table-cell>
          <table:table-cell office:value-type="float" office:value="3211000">
            <text:p>3211000</text:p>
          </table:table-cell>
          <table:table-cell table:formula="of:=[.A49]-[.B49]" office:value-type="float" office:value="-1176000">
            <text:p>-1176000</text:p>
          </table:table-cell>
        </table:table-row>
        <table:table-row table:style-name="ro1">
          <table:table-cell office:value-type="float" office:value="2234000">
            <text:p>2234000</text:p>
          </table:table-cell>
          <table:table-cell office:value-type="float" office:value="4086000">
            <text:p>4086000</text:p>
          </table:table-cell>
          <table:table-cell table:formula="of:=[.A50]-[.B50]" office:value-type="float" office:value="-1852000">
            <text:p>-1852000</text:p>
          </table:table-cell>
        </table:table-row>
        <table:table-row table:style-name="ro1">
          <table:table-cell office:value-type="float" office:value="2041000">
            <text:p>2041000</text:p>
          </table:table-cell>
          <table:table-cell office:value-type="float" office:value="2233000">
            <text:p>2233000</text:p>
          </table:table-cell>
          <table:table-cell table:formula="of:=[.A51]-[.B51]" office:value-type="float" office:value="-192000">
            <text:p>-192000</text:p>
          </table:table-cell>
        </table:table-row>
        <table:table-row table:style-name="ro1">
          <table:table-cell office:value-type="float" office:value="2091000">
            <text:p>2091000</text:p>
          </table:table-cell>
          <table:table-cell office:value-type="float" office:value="2249000">
            <text:p>2249000</text:p>
          </table:table-cell>
          <table:table-cell table:formula="of:=[.A52]-[.B52]" office:value-type="float" office:value="-158000">
            <text:p>-158000</text:p>
          </table:table-cell>
        </table:table-row>
        <table:table-row table:style-name="ro1">
          <table:table-cell office:value-type="float" office:value="2033000">
            <text:p>2033000</text:p>
          </table:table-cell>
          <table:table-cell office:value-type="float" office:value="3102000">
            <text:p>3102000</text:p>
          </table:table-cell>
          <table:table-cell table:formula="of:=[.A53]-[.B53]" office:value-type="float" office:value="-1069000">
            <text:p>-1069000</text:p>
          </table:table-cell>
        </table:table-row>
        <table:table-row table:style-name="ro1">
          <table:table-cell office:value-type="float" office:value="2223000">
            <text:p>2223000</text:p>
          </table:table-cell>
          <table:table-cell office:value-type="float" office:value="4622000">
            <text:p>4622000</text:p>
          </table:table-cell>
          <table:table-cell table:formula="of:=[.A54]-[.B54]" office:value-type="float" office:value="-2399000">
            <text:p>-2399000</text:p>
          </table:table-cell>
        </table:table-row>
        <table:table-row table:style-name="ro1">
          <table:table-cell office:value-type="float" office:value="2035000">
            <text:p>2035000</text:p>
          </table:table-cell>
          <table:table-cell office:value-type="float" office:value="2363000">
            <text:p>2363000</text:p>
          </table:table-cell>
          <table:table-cell table:formula="of:=[.A55]-[.B55]" office:value-type="float" office:value="-328000">
            <text:p>-328000</text:p>
          </table:table-cell>
        </table:table-row>
        <table:table-row table:style-name="ro1">
          <table:table-cell office:value-type="float" office:value="2106000">
            <text:p>2106000</text:p>
          </table:table-cell>
          <table:table-cell office:value-type="float" office:value="3528000">
            <text:p>3528000</text:p>
          </table:table-cell>
          <table:table-cell table:formula="of:=[.A56]-[.B56]" office:value-type="float" office:value="-1422000">
            <text:p>-1422000</text:p>
          </table:table-cell>
        </table:table-row>
        <table:table-row table:style-name="ro1">
          <table:table-cell office:value-type="float" office:value="2093000">
            <text:p>2093000</text:p>
          </table:table-cell>
          <table:table-cell office:value-type="float" office:value="2321000">
            <text:p>2321000</text:p>
          </table:table-cell>
          <table:table-cell table:formula="of:=[.A57]-[.B57]" office:value-type="float" office:value="-228000">
            <text:p>-228000</text:p>
          </table:table-cell>
        </table:table-row>
        <table:table-row table:style-name="ro1">
          <table:table-cell office:value-type="float" office:value="2206000">
            <text:p>2206000</text:p>
          </table:table-cell>
          <table:table-cell office:value-type="float" office:value="2245000">
            <text:p>2245000</text:p>
          </table:table-cell>
          <table:table-cell table:formula="of:=[.A58]-[.B58]" office:value-type="float" office:value="-39000">
            <text:p>-39000</text:p>
          </table:table-cell>
        </table:table-row>
        <table:table-row table:style-name="ro1">
          <table:table-cell office:value-type="float" office:value="2245000">
            <text:p>2245000</text:p>
          </table:table-cell>
          <table:table-cell office:value-type="float" office:value="3048000">
            <text:p>3048000</text:p>
          </table:table-cell>
          <table:table-cell table:formula="of:=[.A59]-[.B59]" office:value-type="float" office:value="-803000">
            <text:p>-803000</text:p>
          </table:table-cell>
        </table:table-row>
        <table:table-row table:style-name="ro1">
          <table:table-cell office:value-type="float" office:value="2037000">
            <text:p>2037000</text:p>
          </table:table-cell>
          <table:table-cell office:value-type="float" office:value="2678000">
            <text:p>2678000</text:p>
          </table:table-cell>
          <table:table-cell table:formula="of:=[.A60]-[.B60]" office:value-type="float" office:value="-641000">
            <text:p>-641000</text:p>
          </table:table-cell>
        </table:table-row>
        <table:table-row table:style-name="ro1">
          <table:table-cell office:value-type="float" office:value="2313000">
            <text:p>2313000</text:p>
          </table:table-cell>
          <table:table-cell office:value-type="float" office:value="2247000">
            <text:p>2247000</text:p>
          </table:table-cell>
          <table:table-cell table:formula="of:=[.A61]-[.B61]" office:value-type="float" office:value="66000">
            <text:p>66000</text:p>
          </table:table-cell>
        </table:table-row>
        <table:table-row table:style-name="ro1">
          <table:table-cell office:value-type="float" office:value="2095000">
            <text:p>2095000</text:p>
          </table:table-cell>
          <table:table-cell office:value-type="float" office:value="2194000">
            <text:p>2194000</text:p>
          </table:table-cell>
          <table:table-cell table:formula="of:=[.A62]-[.B62]" office:value-type="float" office:value="-99000">
            <text:p>-99000</text:p>
          </table:table-cell>
        </table:table-row>
        <table:table-row table:style-name="ro1">
          <table:table-cell office:value-type="float" office:value="2074000">
            <text:p>2074000</text:p>
          </table:table-cell>
          <table:table-cell office:value-type="float" office:value="2265000">
            <text:p>2265000</text:p>
          </table:table-cell>
          <table:table-cell table:formula="of:=[.A63]-[.B63]" office:value-type="float" office:value="-191000">
            <text:p>-191000</text:p>
          </table:table-cell>
        </table:table-row>
        <table:table-row table:style-name="ro1">
          <table:table-cell office:value-type="float" office:value="2207000">
            <text:p>2207000</text:p>
          </table:table-cell>
          <table:table-cell office:value-type="float" office:value="2303000">
            <text:p>2303000</text:p>
          </table:table-cell>
          <table:table-cell table:formula="of:=[.A64]-[.B64]" office:value-type="float" office:value="-96000">
            <text:p>-96000</text:p>
          </table:table-cell>
        </table:table-row>
        <table:table-row table:style-name="ro1">
          <table:table-cell office:value-type="float" office:value="2224000">
            <text:p>2224000</text:p>
          </table:table-cell>
          <table:table-cell office:value-type="float" office:value="2320000">
            <text:p>2320000</text:p>
          </table:table-cell>
          <table:table-cell table:formula="of:=[.A65]-[.B65]" office:value-type="float" office:value="-96000">
            <text:p>-96000</text:p>
          </table:table-cell>
        </table:table-row>
        <table:table-row table:style-name="ro1">
          <table:table-cell office:value-type="float" office:value="2063000">
            <text:p>2063000</text:p>
          </table:table-cell>
          <table:table-cell office:value-type="float" office:value="2223000">
            <text:p>2223000</text:p>
          </table:table-cell>
          <table:table-cell table:formula="of:=[.A66]-[.B66]" office:value-type="float" office:value="-160000">
            <text:p>-160000</text:p>
          </table:table-cell>
        </table:table-row>
        <table:table-row table:style-name="ro1">
          <table:table-cell office:value-type="float" office:value="2361000">
            <text:p>2361000</text:p>
          </table:table-cell>
          <table:table-cell office:value-type="float" office:value="8439000">
            <text:p>8439000</text:p>
          </table:table-cell>
          <table:table-cell table:formula="of:=[.A67]-[.B67]" office:value-type="float" office:value="-6078000">
            <text:p>-6078000</text:p>
          </table:table-cell>
        </table:table-row>
        <table:table-row table:style-name="ro1">
          <table:table-cell office:value-type="float" office:value="2029000">
            <text:p>2029000</text:p>
          </table:table-cell>
          <table:table-cell office:value-type="float" office:value="2205000">
            <text:p>2205000</text:p>
          </table:table-cell>
          <table:table-cell table:formula="of:=[.A68]-[.B68]" office:value-type="float" office:value="-176000">
            <text:p>-176000</text:p>
          </table:table-cell>
        </table:table-row>
        <table:table-row table:style-name="ro1">
          <table:table-cell office:value-type="float" office:value="2033000">
            <text:p>2033000</text:p>
          </table:table-cell>
          <table:table-cell office:value-type="float" office:value="2190000">
            <text:p>2190000</text:p>
          </table:table-cell>
          <table:table-cell table:formula="of:=[.A69]-[.B69]" office:value-type="float" office:value="-157000">
            <text:p>-157000</text:p>
          </table:table-cell>
        </table:table-row>
        <table:table-row table:style-name="ro1">
          <table:table-cell office:value-type="float" office:value="2059000">
            <text:p>2059000</text:p>
          </table:table-cell>
          <table:table-cell office:value-type="float" office:value="2279000">
            <text:p>2279000</text:p>
          </table:table-cell>
          <table:table-cell table:formula="of:=[.A70]-[.B70]" office:value-type="float" office:value="-220000">
            <text:p>-220000</text:p>
          </table:table-cell>
        </table:table-row>
        <table:table-row table:style-name="ro1">
          <table:table-cell office:value-type="float" office:value="2217000">
            <text:p>2217000</text:p>
          </table:table-cell>
          <table:table-cell office:value-type="float" office:value="2625000">
            <text:p>2625000</text:p>
          </table:table-cell>
          <table:table-cell table:formula="of:=[.A71]-[.B71]" office:value-type="float" office:value="-408000">
            <text:p>-408000</text:p>
          </table:table-cell>
        </table:table-row>
        <table:table-row table:style-name="ro1">
          <table:table-cell office:value-type="float" office:value="2075000">
            <text:p>2075000</text:p>
          </table:table-cell>
          <table:table-cell office:value-type="float" office:value="2199000">
            <text:p>2199000</text:p>
          </table:table-cell>
          <table:table-cell table:formula="of:=[.A72]-[.B72]" office:value-type="float" office:value="-124000">
            <text:p>-124000</text:p>
          </table:table-cell>
        </table:table-row>
        <table:table-row table:style-name="ro1">
          <table:table-cell office:value-type="float" office:value="2030000">
            <text:p>2030000</text:p>
          </table:table-cell>
          <table:table-cell office:value-type="float" office:value="3088000">
            <text:p>3088000</text:p>
          </table:table-cell>
          <table:table-cell table:formula="of:=[.A73]-[.B73]" office:value-type="float" office:value="-1058000">
            <text:p>-1058000</text:p>
          </table:table-cell>
        </table:table-row>
        <table:table-row table:style-name="ro1">
          <table:table-cell office:value-type="float" office:value="2044000">
            <text:p>2044000</text:p>
          </table:table-cell>
          <table:table-cell office:value-type="float" office:value="2263000">
            <text:p>2263000</text:p>
          </table:table-cell>
          <table:table-cell table:formula="of:=[.A74]-[.B74]" office:value-type="float" office:value="-219000">
            <text:p>-219000</text:p>
          </table:table-cell>
        </table:table-row>
        <table:table-row table:style-name="ro1">
          <table:table-cell office:value-type="float" office:value="2030000">
            <text:p>2030000</text:p>
          </table:table-cell>
          <table:table-cell office:value-type="float" office:value="3060000">
            <text:p>3060000</text:p>
          </table:table-cell>
          <table:table-cell table:formula="of:=[.A75]-[.B75]" office:value-type="float" office:value="-1030000">
            <text:p>-1030000</text:p>
          </table:table-cell>
        </table:table-row>
        <table:table-row table:style-name="ro1">
          <table:table-cell office:value-type="float" office:value="2048000">
            <text:p>2048000</text:p>
          </table:table-cell>
          <table:table-cell office:value-type="float" office:value="2296000">
            <text:p>2296000</text:p>
          </table:table-cell>
          <table:table-cell table:formula="of:=[.A76]-[.B76]" office:value-type="float" office:value="-248000">
            <text:p>-248000</text:p>
          </table:table-cell>
        </table:table-row>
        <table:table-row table:style-name="ro1">
          <table:table-cell office:value-type="float" office:value="2219000">
            <text:p>2219000</text:p>
          </table:table-cell>
          <table:table-cell office:value-type="float" office:value="2390000">
            <text:p>2390000</text:p>
          </table:table-cell>
          <table:table-cell table:formula="of:=[.A77]-[.B77]" office:value-type="float" office:value="-171000">
            <text:p>-171000</text:p>
          </table:table-cell>
        </table:table-row>
        <table:table-row table:style-name="ro1">
          <table:table-cell office:value-type="float" office:value="2031000">
            <text:p>2031000</text:p>
          </table:table-cell>
          <table:table-cell office:value-type="float" office:value="2533000">
            <text:p>2533000</text:p>
          </table:table-cell>
          <table:table-cell table:formula="of:=[.A78]-[.B78]" office:value-type="float" office:value="-502000">
            <text:p>-502000</text:p>
          </table:table-cell>
        </table:table-row>
        <table:table-row table:style-name="ro1">
          <table:table-cell office:value-type="float" office:value="2029000">
            <text:p>2029000</text:p>
          </table:table-cell>
          <table:table-cell office:value-type="float" office:value="2323000">
            <text:p>2323000</text:p>
          </table:table-cell>
          <table:table-cell table:formula="of:=[.A79]-[.B79]" office:value-type="float" office:value="-294000">
            <text:p>-294000</text:p>
          </table:table-cell>
        </table:table-row>
        <table:table-row table:style-name="ro1">
          <table:table-cell office:value-type="float" office:value="2030000">
            <text:p>2030000</text:p>
          </table:table-cell>
          <table:table-cell office:value-type="float" office:value="2358000">
            <text:p>2358000</text:p>
          </table:table-cell>
          <table:table-cell table:formula="of:=[.A80]-[.B80]" office:value-type="float" office:value="-328000">
            <text:p>-328000</text:p>
          </table:table-cell>
        </table:table-row>
        <table:table-row table:style-name="ro1">
          <table:table-cell office:value-type="float" office:value="2116000">
            <text:p>2116000</text:p>
          </table:table-cell>
          <table:table-cell office:value-type="float" office:value="2223000">
            <text:p>2223000</text:p>
          </table:table-cell>
          <table:table-cell table:formula="of:=[.A81]-[.B81]" office:value-type="float" office:value="-107000">
            <text:p>-107000</text:p>
          </table:table-cell>
        </table:table-row>
        <table:table-row table:style-name="ro1">
          <table:table-cell office:value-type="float" office:value="2030000">
            <text:p>2030000</text:p>
          </table:table-cell>
          <table:table-cell office:value-type="float" office:value="3220000">
            <text:p>3220000</text:p>
          </table:table-cell>
          <table:table-cell table:formula="of:=[.A82]-[.B82]" office:value-type="float" office:value="-1190000">
            <text:p>-1190000</text:p>
          </table:table-cell>
        </table:table-row>
        <table:table-row table:style-name="ro1">
          <table:table-cell office:value-type="float" office:value="2030000">
            <text:p>2030000</text:p>
          </table:table-cell>
          <table:table-cell office:value-type="float" office:value="2256000">
            <text:p>2256000</text:p>
          </table:table-cell>
          <table:table-cell table:formula="of:=[.A83]-[.B83]" office:value-type="float" office:value="-226000">
            <text:p>-226000</text:p>
          </table:table-cell>
        </table:table-row>
        <table:table-row table:style-name="ro1">
          <table:table-cell office:value-type="float" office:value="2081000">
            <text:p>2081000</text:p>
          </table:table-cell>
          <table:table-cell office:value-type="float" office:value="3919000">
            <text:p>3919000</text:p>
          </table:table-cell>
          <table:table-cell table:formula="of:=[.A84]-[.B84]" office:value-type="float" office:value="-1838000">
            <text:p>-1838000</text:p>
          </table:table-cell>
        </table:table-row>
        <table:table-row table:style-name="ro1">
          <table:table-cell office:value-type="float" office:value="2029000">
            <text:p>2029000</text:p>
          </table:table-cell>
          <table:table-cell office:value-type="float" office:value="2231000">
            <text:p>2231000</text:p>
          </table:table-cell>
          <table:table-cell table:formula="of:=[.A85]-[.B85]" office:value-type="float" office:value="-202000">
            <text:p>-202000</text:p>
          </table:table-cell>
        </table:table-row>
        <table:table-row table:style-name="ro1">
          <table:table-cell office:value-type="float" office:value="2031000">
            <text:p>2031000</text:p>
          </table:table-cell>
          <table:table-cell office:value-type="float" office:value="2261000">
            <text:p>2261000</text:p>
          </table:table-cell>
          <table:table-cell table:formula="of:=[.A86]-[.B86]" office:value-type="float" office:value="-230000">
            <text:p>-230000</text:p>
          </table:table-cell>
        </table:table-row>
        <table:table-row table:style-name="ro1">
          <table:table-cell office:value-type="float" office:value="2027000">
            <text:p>2027000</text:p>
          </table:table-cell>
          <table:table-cell office:value-type="float" office:value="2231000">
            <text:p>2231000</text:p>
          </table:table-cell>
          <table:table-cell table:formula="of:=[.A87]-[.B87]" office:value-type="float" office:value="-204000">
            <text:p>-204000</text:p>
          </table:table-cell>
        </table:table-row>
        <table:table-row table:style-name="ro1">
          <table:table-cell office:value-type="float" office:value="2030000">
            <text:p>2030000</text:p>
          </table:table-cell>
          <table:table-cell office:value-type="float" office:value="2239000">
            <text:p>2239000</text:p>
          </table:table-cell>
          <table:table-cell table:formula="of:=[.A88]-[.B88]" office:value-type="float" office:value="-209000">
            <text:p>-209000</text:p>
          </table:table-cell>
        </table:table-row>
        <table:table-row table:style-name="ro1">
          <table:table-cell office:value-type="float" office:value="2029000">
            <text:p>2029000</text:p>
          </table:table-cell>
          <table:table-cell office:value-type="float" office:value="2307000">
            <text:p>2307000</text:p>
          </table:table-cell>
          <table:table-cell table:formula="of:=[.A89]-[.B89]" office:value-type="float" office:value="-278000">
            <text:p>-278000</text:p>
          </table:table-cell>
        </table:table-row>
        <table:table-row table:style-name="ro1">
          <table:table-cell office:value-type="float" office:value="2178000">
            <text:p>2178000</text:p>
          </table:table-cell>
          <table:table-cell office:value-type="float" office:value="2288000">
            <text:p>2288000</text:p>
          </table:table-cell>
          <table:table-cell table:formula="of:=[.A90]-[.B90]" office:value-type="float" office:value="-110000">
            <text:p>-110000</text:p>
          </table:table-cell>
        </table:table-row>
        <table:table-row table:style-name="ro1">
          <table:table-cell office:value-type="float" office:value="2031000">
            <text:p>2031000</text:p>
          </table:table-cell>
          <table:table-cell office:value-type="float" office:value="2218000">
            <text:p>2218000</text:p>
          </table:table-cell>
          <table:table-cell table:formula="of:=[.A91]-[.B91]" office:value-type="float" office:value="-187000">
            <text:p>-187000</text:p>
          </table:table-cell>
        </table:table-row>
        <table:table-row table:style-name="ro1">
          <table:table-cell office:value-type="float" office:value="2049000">
            <text:p>2049000</text:p>
          </table:table-cell>
          <table:table-cell office:value-type="float" office:value="2208000">
            <text:p>2208000</text:p>
          </table:table-cell>
          <table:table-cell table:formula="of:=[.A92]-[.B92]" office:value-type="float" office:value="-159000">
            <text:p>-159000</text:p>
          </table:table-cell>
        </table:table-row>
        <table:table-row table:style-name="ro1">
          <table:table-cell office:value-type="float" office:value="2068000">
            <text:p>2068000</text:p>
          </table:table-cell>
          <table:table-cell office:value-type="float" office:value="2258000">
            <text:p>2258000</text:p>
          </table:table-cell>
          <table:table-cell table:formula="of:=[.A93]-[.B93]" office:value-type="float" office:value="-190000">
            <text:p>-190000</text:p>
          </table:table-cell>
        </table:table-row>
        <table:table-row table:style-name="ro1">
          <table:table-cell office:value-type="float" office:value="2138000">
            <text:p>2138000</text:p>
          </table:table-cell>
          <table:table-cell office:value-type="float" office:value="2251000">
            <text:p>2251000</text:p>
          </table:table-cell>
          <table:table-cell table:formula="of:=[.A94]-[.B94]" office:value-type="float" office:value="-113000">
            <text:p>-113000</text:p>
          </table:table-cell>
        </table:table-row>
        <table:table-row table:style-name="ro1">
          <table:table-cell office:value-type="float" office:value="2055000">
            <text:p>2055000</text:p>
          </table:table-cell>
          <table:table-cell office:value-type="float" office:value="2278000">
            <text:p>2278000</text:p>
          </table:table-cell>
          <table:table-cell table:formula="of:=[.A95]-[.B95]" office:value-type="float" office:value="-223000">
            <text:p>-223000</text:p>
          </table:table-cell>
        </table:table-row>
        <table:table-row table:style-name="ro1">
          <table:table-cell office:value-type="float" office:value="2040000">
            <text:p>2040000</text:p>
          </table:table-cell>
          <table:table-cell office:value-type="float" office:value="2181000">
            <text:p>2181000</text:p>
          </table:table-cell>
          <table:table-cell table:formula="of:=[.A96]-[.B96]" office:value-type="float" office:value="-141000">
            <text:p>-141000</text:p>
          </table:table-cell>
        </table:table-row>
        <table:table-row table:style-name="ro1">
          <table:table-cell office:value-type="float" office:value="2047000">
            <text:p>2047000</text:p>
          </table:table-cell>
          <table:table-cell office:value-type="float" office:value="2386000">
            <text:p>2386000</text:p>
          </table:table-cell>
          <table:table-cell table:formula="of:=[.A97]-[.B97]" office:value-type="float" office:value="-339000">
            <text:p>-339000</text:p>
          </table:table-cell>
        </table:table-row>
        <table:table-row table:style-name="ro1">
          <table:table-cell office:value-type="float" office:value="2187000">
            <text:p>2187000</text:p>
          </table:table-cell>
          <table:table-cell office:value-type="float" office:value="2236000">
            <text:p>2236000</text:p>
          </table:table-cell>
          <table:table-cell table:formula="of:=[.A98]-[.B98]" office:value-type="float" office:value="-49000">
            <text:p>-49000</text:p>
          </table:table-cell>
        </table:table-row>
        <table:table-row table:style-name="ro1">
          <table:table-cell office:value-type="float" office:value="2160000">
            <text:p>2160000</text:p>
          </table:table-cell>
          <table:table-cell office:value-type="float" office:value="2311000">
            <text:p>2311000</text:p>
          </table:table-cell>
          <table:table-cell table:formula="of:=[.A99]-[.B99]" office:value-type="float" office:value="-151000">
            <text:p>-151000</text:p>
          </table:table-cell>
        </table:table-row>
        <table:table-row table:style-name="ro1">
          <table:table-cell office:value-type="float" office:value="2133000">
            <text:p>2133000</text:p>
          </table:table-cell>
          <table:table-cell office:value-type="float" office:value="2205000">
            <text:p>2205000</text:p>
          </table:table-cell>
          <table:table-cell table:formula="of:=[.A100]-[.B100]" office:value-type="float" office:value="-72000">
            <text:p>-72000</text:p>
          </table:table-cell>
        </table:table-row>
        <table:table-row table:style-name="ro1">
          <table:table-cell office:value-type="float" office:value="2211000">
            <text:p>2211000</text:p>
          </table:table-cell>
          <table:table-cell office:value-type="float" office:value="2190000">
            <text:p>2190000</text:p>
          </table:table-cell>
          <table:table-cell table:formula="of:=[.A101]-[.B101]" office:value-type="float" office:value="21000">
            <text:p>21000</text:p>
          </table:table-cell>
        </table:table-row>
        <table:table-row table:style-name="ro1">
          <table:table-cell office:value-type="float" office:value="2555000">
            <text:p>2555000</text:p>
          </table:table-cell>
          <table:table-cell office:value-type="float" office:value="2273000">
            <text:p>2273000</text:p>
          </table:table-cell>
          <table:table-cell table:formula="of:=[.A102]-[.B102]" office:value-type="float" office:value="282000">
            <text:p>282000</text:p>
          </table:table-cell>
        </table:table-row>
        <table:table-row table:style-name="ro1">
          <table:table-cell office:value-type="float" office:value="2085000">
            <text:p>2085000</text:p>
          </table:table-cell>
          <table:table-cell office:value-type="float" office:value="2225000">
            <text:p>2225000</text:p>
          </table:table-cell>
          <table:table-cell table:formula="of:=[.A103]-[.B103]" office:value-type="float" office:value="-140000">
            <text:p>-140000</text:p>
          </table:table-cell>
        </table:table-row>
        <table:table-row table:style-name="ro1">
          <table:table-cell office:value-type="float" office:value="2114000">
            <text:p>2114000</text:p>
          </table:table-cell>
          <table:table-cell office:value-type="float" office:value="2235000">
            <text:p>2235000</text:p>
          </table:table-cell>
          <table:table-cell table:formula="of:=[.A104]-[.B104]" office:value-type="float" office:value="-121000">
            <text:p>-121000</text:p>
          </table:table-cell>
        </table:table-row>
        <table:table-row table:style-name="ro1">
          <table:table-cell office:value-type="float" office:value="2054000">
            <text:p>2054000</text:p>
          </table:table-cell>
          <table:table-cell office:value-type="float" office:value="2259000">
            <text:p>2259000</text:p>
          </table:table-cell>
          <table:table-cell table:formula="of:=[.A105]-[.B105]" office:value-type="float" office:value="-205000">
            <text:p>-205000</text:p>
          </table:table-cell>
        </table:table-row>
        <table:table-row table:style-name="ro1">
          <table:table-cell office:value-type="float" office:value="2067000">
            <text:p>2067000</text:p>
          </table:table-cell>
          <table:table-cell office:value-type="float" office:value="2838000">
            <text:p>2838000</text:p>
          </table:table-cell>
          <table:table-cell table:formula="of:=[.A106]-[.B106]" office:value-type="float" office:value="-771000">
            <text:p>-771000</text:p>
          </table:table-cell>
        </table:table-row>
        <table:table-row table:style-name="ro1">
          <table:table-cell office:value-type="float" office:value="2059000">
            <text:p>2059000</text:p>
          </table:table-cell>
          <table:table-cell office:value-type="float" office:value="2331000">
            <text:p>2331000</text:p>
          </table:table-cell>
          <table:table-cell table:formula="of:=[.A107]-[.B107]" office:value-type="float" office:value="-272000">
            <text:p>-272000</text:p>
          </table:table-cell>
        </table:table-row>
        <table:table-row table:style-name="ro1">
          <table:table-cell office:value-type="float" office:value="2029000">
            <text:p>2029000</text:p>
          </table:table-cell>
          <table:table-cell office:value-type="float" office:value="2399000">
            <text:p>2399000</text:p>
          </table:table-cell>
          <table:table-cell table:formula="of:=[.A108]-[.B108]" office:value-type="float" office:value="-370000">
            <text:p>-370000</text:p>
          </table:table-cell>
        </table:table-row>
        <table:table-row table:style-name="ro1">
          <table:table-cell office:value-type="float" office:value="2056000">
            <text:p>2056000</text:p>
          </table:table-cell>
          <table:table-cell office:value-type="float" office:value="2291000">
            <text:p>2291000</text:p>
          </table:table-cell>
          <table:table-cell table:formula="of:=[.A109]-[.B109]" office:value-type="float" office:value="-235000">
            <text:p>-235000</text:p>
          </table:table-cell>
        </table:table-row>
        <table:table-row table:style-name="ro1">
          <table:table-cell office:value-type="float" office:value="2030000">
            <text:p>2030000</text:p>
          </table:table-cell>
          <table:table-cell office:value-type="float" office:value="2316000">
            <text:p>2316000</text:p>
          </table:table-cell>
          <table:table-cell table:formula="of:=[.A110]-[.B110]" office:value-type="float" office:value="-286000">
            <text:p>-286000</text:p>
          </table:table-cell>
        </table:table-row>
        <table:table-row table:style-name="ro1">
          <table:table-cell office:value-type="float" office:value="2030000">
            <text:p>2030000</text:p>
          </table:table-cell>
          <table:table-cell office:value-type="float" office:value="2238000">
            <text:p>2238000</text:p>
          </table:table-cell>
          <table:table-cell table:formula="of:=[.A111]-[.B111]" office:value-type="float" office:value="-208000">
            <text:p>-208000</text:p>
          </table:table-cell>
        </table:table-row>
        <table:table-row table:style-name="ro1">
          <table:table-cell office:value-type="float" office:value="2035000">
            <text:p>2035000</text:p>
          </table:table-cell>
          <table:table-cell office:value-type="float" office:value="2285000">
            <text:p>2285000</text:p>
          </table:table-cell>
          <table:table-cell table:formula="of:=[.A112]-[.B112]" office:value-type="float" office:value="-250000">
            <text:p>-250000</text:p>
          </table:table-cell>
        </table:table-row>
        <table:table-row table:style-name="ro1">
          <table:table-cell office:value-type="float" office:value="2079000">
            <text:p>2079000</text:p>
          </table:table-cell>
          <table:table-cell office:value-type="float" office:value="2320000">
            <text:p>2320000</text:p>
          </table:table-cell>
          <table:table-cell table:formula="of:=[.A113]-[.B113]" office:value-type="float" office:value="-241000">
            <text:p>-241000</text:p>
          </table:table-cell>
        </table:table-row>
        <table:table-row table:style-name="ro1">
          <table:table-cell office:value-type="float" office:value="2862000">
            <text:p>2862000</text:p>
          </table:table-cell>
          <table:table-cell office:value-type="float" office:value="2336000">
            <text:p>2336000</text:p>
          </table:table-cell>
          <table:table-cell table:formula="of:=[.A114]-[.B114]" office:value-type="float" office:value="526000">
            <text:p>526000</text:p>
          </table:table-cell>
        </table:table-row>
        <table:table-row table:style-name="ro1">
          <table:table-cell office:value-type="float" office:value="2204000">
            <text:p>2204000</text:p>
          </table:table-cell>
          <table:table-cell office:value-type="float" office:value="2276000">
            <text:p>2276000</text:p>
          </table:table-cell>
          <table:table-cell table:formula="of:=[.A115]-[.B115]" office:value-type="float" office:value="-72000">
            <text:p>-72000</text:p>
          </table:table-cell>
        </table:table-row>
        <table:table-row table:style-name="ro1">
          <table:table-cell office:value-type="float" office:value="2045000">
            <text:p>2045000</text:p>
          </table:table-cell>
          <table:table-cell office:value-type="float" office:value="3572000">
            <text:p>3572000</text:p>
          </table:table-cell>
          <table:table-cell table:formula="of:=[.A116]-[.B116]" office:value-type="float" office:value="-1527000">
            <text:p>-1527000</text:p>
          </table:table-cell>
        </table:table-row>
        <table:table-row table:style-name="ro1">
          <table:table-cell office:value-type="float" office:value="2069000">
            <text:p>2069000</text:p>
          </table:table-cell>
          <table:table-cell office:value-type="float" office:value="2233000">
            <text:p>2233000</text:p>
          </table:table-cell>
          <table:table-cell table:formula="of:=[.A117]-[.B117]" office:value-type="float" office:value="-164000">
            <text:p>-164000</text:p>
          </table:table-cell>
        </table:table-row>
        <table:table-row table:style-name="ro1">
          <table:table-cell office:value-type="float" office:value="2031000">
            <text:p>2031000</text:p>
          </table:table-cell>
          <table:table-cell office:value-type="float" office:value="2229000">
            <text:p>2229000</text:p>
          </table:table-cell>
          <table:table-cell table:formula="of:=[.A118]-[.B118]" office:value-type="float" office:value="-198000">
            <text:p>-198000</text:p>
          </table:table-cell>
        </table:table-row>
        <table:table-row table:style-name="ro1">
          <table:table-cell office:value-type="float" office:value="2091000">
            <text:p>2091000</text:p>
          </table:table-cell>
          <table:table-cell office:value-type="float" office:value="2244000">
            <text:p>2244000</text:p>
          </table:table-cell>
          <table:table-cell table:formula="of:=[.A119]-[.B119]" office:value-type="float" office:value="-153000">
            <text:p>-153000</text:p>
          </table:table-cell>
        </table:table-row>
        <table:table-row table:style-name="ro1">
          <table:table-cell office:value-type="float" office:value="2057000">
            <text:p>2057000</text:p>
          </table:table-cell>
          <table:table-cell office:value-type="float" office:value="2253000">
            <text:p>2253000</text:p>
          </table:table-cell>
          <table:table-cell table:formula="of:=[.A120]-[.B120]" office:value-type="float" office:value="-196000">
            <text:p>-196000</text:p>
          </table:table-cell>
        </table:table-row>
        <table:table-row table:style-name="ro1">
          <table:table-cell office:value-type="float" office:value="2057000">
            <text:p>2057000</text:p>
          </table:table-cell>
          <table:table-cell office:value-type="float" office:value="2286000">
            <text:p>2286000</text:p>
          </table:table-cell>
          <table:table-cell table:formula="of:=[.A121]-[.B121]" office:value-type="float" office:value="-229000">
            <text:p>-229000</text:p>
          </table:table-cell>
        </table:table-row>
        <table:table-row table:style-name="ro1">
          <table:table-cell office:value-type="float" office:value="2113000">
            <text:p>2113000</text:p>
          </table:table-cell>
          <table:table-cell office:value-type="float" office:value="3178000">
            <text:p>3178000</text:p>
          </table:table-cell>
          <table:table-cell table:formula="of:=[.A122]-[.B122]" office:value-type="float" office:value="-1065000">
            <text:p>-1065000</text:p>
          </table:table-cell>
        </table:table-row>
        <table:table-row table:style-name="ro1">
          <table:table-cell office:value-type="float" office:value="2056000">
            <text:p>2056000</text:p>
          </table:table-cell>
          <table:table-cell office:value-type="float" office:value="2224000">
            <text:p>2224000</text:p>
          </table:table-cell>
          <table:table-cell table:formula="of:=[.A123]-[.B123]" office:value-type="float" office:value="-168000">
            <text:p>-168000</text:p>
          </table:table-cell>
        </table:table-row>
        <table:table-row table:style-name="ro1">
          <table:table-cell office:value-type="float" office:value="2063000">
            <text:p>2063000</text:p>
          </table:table-cell>
          <table:table-cell office:value-type="float" office:value="2277000">
            <text:p>2277000</text:p>
          </table:table-cell>
          <table:table-cell table:formula="of:=[.A124]-[.B124]" office:value-type="float" office:value="-214000">
            <text:p>-214000</text:p>
          </table:table-cell>
        </table:table-row>
        <table:table-row table:style-name="ro1">
          <table:table-cell office:value-type="float" office:value="2086000">
            <text:p>2086000</text:p>
          </table:table-cell>
          <table:table-cell office:value-type="float" office:value="2339000">
            <text:p>2339000</text:p>
          </table:table-cell>
          <table:table-cell table:formula="of:=[.A125]-[.B125]" office:value-type="float" office:value="-253000">
            <text:p>-253000</text:p>
          </table:table-cell>
        </table:table-row>
        <table:table-row table:style-name="ro1">
          <table:table-cell office:value-type="float" office:value="2084000">
            <text:p>2084000</text:p>
          </table:table-cell>
          <table:table-cell office:value-type="float" office:value="2326000">
            <text:p>2326000</text:p>
          </table:table-cell>
          <table:table-cell table:formula="of:=[.A126]-[.B126]" office:value-type="float" office:value="-242000">
            <text:p>-242000</text:p>
          </table:table-cell>
        </table:table-row>
        <table:table-row table:style-name="ro1">
          <table:table-cell office:value-type="float" office:value="2042000">
            <text:p>2042000</text:p>
          </table:table-cell>
          <table:table-cell office:value-type="float" office:value="2235000">
            <text:p>2235000</text:p>
          </table:table-cell>
          <table:table-cell table:formula="of:=[.A127]-[.B127]" office:value-type="float" office:value="-193000">
            <text:p>-193000</text:p>
          </table:table-cell>
        </table:table-row>
        <table:table-row table:style-name="ro1">
          <table:table-cell office:value-type="float" office:value="2029000">
            <text:p>2029000</text:p>
          </table:table-cell>
          <table:table-cell office:value-type="float" office:value="2225000">
            <text:p>2225000</text:p>
          </table:table-cell>
          <table:table-cell table:formula="of:=[.A128]-[.B128]" office:value-type="float" office:value="-196000">
            <text:p>-196000</text:p>
          </table:table-cell>
        </table:table-row>
        <table:table-row table:style-name="ro1">
          <table:table-cell office:value-type="float" office:value="2030000">
            <text:p>2030000</text:p>
          </table:table-cell>
          <table:table-cell office:value-type="float" office:value="2056000">
            <text:p>2056000</text:p>
          </table:table-cell>
          <table:table-cell table:formula="of:=[.A129]-[.B129]" office:value-type="float" office:value="-26000">
            <text:p>-26000</text:p>
          </table:table-cell>
        </table:table-row>
        <table:table-row table:style-name="ro1">
          <table:table-cell office:value-type="float" office:value="2028000">
            <text:p>2028000</text:p>
          </table:table-cell>
          <table:table-cell office:value-type="float" office:value="2260000">
            <text:p>2260000</text:p>
          </table:table-cell>
          <table:table-cell table:formula="of:=[.A130]-[.B130]" office:value-type="float" office:value="-232000">
            <text:p>-232000</text:p>
          </table:table-cell>
        </table:table-row>
        <table:table-row table:style-name="ro1">
          <table:table-cell office:value-type="float" office:value="2031000">
            <text:p>2031000</text:p>
          </table:table-cell>
          <table:table-cell office:value-type="float" office:value="2232000">
            <text:p>2232000</text:p>
          </table:table-cell>
          <table:table-cell table:formula="of:=[.A131]-[.B131]" office:value-type="float" office:value="-201000">
            <text:p>-201000</text:p>
          </table:table-cell>
        </table:table-row>
        <table:table-row table:style-name="ro1">
          <table:table-cell office:value-type="float" office:value="2052000">
            <text:p>2052000</text:p>
          </table:table-cell>
          <table:table-cell office:value-type="float" office:value="3124000">
            <text:p>3124000</text:p>
          </table:table-cell>
          <table:table-cell table:formula="of:=[.A132]-[.B132]" office:value-type="float" office:value="-1072000">
            <text:p>-1072000</text:p>
          </table:table-cell>
        </table:table-row>
        <table:table-row table:style-name="ro1">
          <table:table-cell office:value-type="float" office:value="2030000">
            <text:p>2030000</text:p>
          </table:table-cell>
          <table:table-cell office:value-type="float" office:value="2236000">
            <text:p>2236000</text:p>
          </table:table-cell>
          <table:table-cell table:formula="of:=[.A133]-[.B133]" office:value-type="float" office:value="-206000">
            <text:p>-206000</text:p>
          </table:table-cell>
        </table:table-row>
        <table:table-row table:style-name="ro1">
          <table:table-cell office:value-type="float" office:value="2029000">
            <text:p>2029000</text:p>
          </table:table-cell>
          <table:table-cell office:value-type="float" office:value="2290000">
            <text:p>2290000</text:p>
          </table:table-cell>
          <table:table-cell table:formula="of:=[.A134]-[.B134]" office:value-type="float" office:value="-261000">
            <text:p>-261000</text:p>
          </table:table-cell>
        </table:table-row>
        <table:table-row table:style-name="ro1">
          <table:table-cell office:value-type="float" office:value="2113000">
            <text:p>2113000</text:p>
          </table:table-cell>
          <table:table-cell office:value-type="float" office:value="2230000">
            <text:p>2230000</text:p>
          </table:table-cell>
          <table:table-cell table:formula="of:=[.A135]-[.B135]" office:value-type="float" office:value="-117000">
            <text:p>-117000</text:p>
          </table:table-cell>
        </table:table-row>
        <table:table-row table:style-name="ro1">
          <table:table-cell office:value-type="float" office:value="2070000">
            <text:p>2070000</text:p>
          </table:table-cell>
          <table:table-cell office:value-type="float" office:value="2270000">
            <text:p>2270000</text:p>
          </table:table-cell>
          <table:table-cell table:formula="of:=[.A136]-[.B136]" office:value-type="float" office:value="-200000">
            <text:p>-200000</text:p>
          </table:table-cell>
        </table:table-row>
        <table:table-row table:style-name="ro1">
          <table:table-cell office:value-type="float" office:value="2056000">
            <text:p>2056000</text:p>
          </table:table-cell>
          <table:table-cell office:value-type="float" office:value="2251000">
            <text:p>2251000</text:p>
          </table:table-cell>
          <table:table-cell table:formula="of:=[.A137]-[.B137]" office:value-type="float" office:value="-195000">
            <text:p>-195000</text:p>
          </table:table-cell>
        </table:table-row>
        <table:table-row table:style-name="ro1">
          <table:table-cell office:value-type="float" office:value="2030000">
            <text:p>2030000</text:p>
          </table:table-cell>
          <table:table-cell office:value-type="float" office:value="2104000">
            <text:p>2104000</text:p>
          </table:table-cell>
          <table:table-cell table:formula="of:=[.A138]-[.B138]" office:value-type="float" office:value="-74000">
            <text:p>-74000</text:p>
          </table:table-cell>
        </table:table-row>
        <table:table-row table:style-name="ro1">
          <table:table-cell office:value-type="float" office:value="2043000">
            <text:p>2043000</text:p>
          </table:table-cell>
          <table:table-cell office:value-type="float" office:value="2213000">
            <text:p>2213000</text:p>
          </table:table-cell>
          <table:table-cell table:formula="of:=[.A139]-[.B139]" office:value-type="float" office:value="-170000">
            <text:p>-170000</text:p>
          </table:table-cell>
        </table:table-row>
        <table:table-row table:style-name="ro1">
          <table:table-cell office:value-type="float" office:value="2126000">
            <text:p>2126000</text:p>
          </table:table-cell>
          <table:table-cell office:value-type="float" office:value="2248000">
            <text:p>2248000</text:p>
          </table:table-cell>
          <table:table-cell table:formula="of:=[.A140]-[.B140]" office:value-type="float" office:value="-122000">
            <text:p>-122000</text:p>
          </table:table-cell>
        </table:table-row>
        <table:table-row table:style-name="ro1">
          <table:table-cell office:value-type="float" office:value="2033000">
            <text:p>2033000</text:p>
          </table:table-cell>
          <table:table-cell office:value-type="float" office:value="2225000">
            <text:p>2225000</text:p>
          </table:table-cell>
          <table:table-cell table:formula="of:=[.A141]-[.B141]" office:value-type="float" office:value="-192000">
            <text:p>-192000</text:p>
          </table:table-cell>
        </table:table-row>
        <table:table-row table:style-name="ro1">
          <table:table-cell office:value-type="float" office:value="2047000">
            <text:p>2047000</text:p>
          </table:table-cell>
          <table:table-cell office:value-type="float" office:value="2251000">
            <text:p>2251000</text:p>
          </table:table-cell>
          <table:table-cell table:formula="of:=[.A142]-[.B142]" office:value-type="float" office:value="-204000">
            <text:p>-204000</text:p>
          </table:table-cell>
        </table:table-row>
        <table:table-row table:style-name="ro1">
          <table:table-cell office:value-type="float" office:value="2029000">
            <text:p>2029000</text:p>
          </table:table-cell>
          <table:table-cell office:value-type="float" office:value="2262000">
            <text:p>2262000</text:p>
          </table:table-cell>
          <table:table-cell table:formula="of:=[.A143]-[.B143]" office:value-type="float" office:value="-233000">
            <text:p>-233000</text:p>
          </table:table-cell>
        </table:table-row>
        <table:table-row table:style-name="ro1">
          <table:table-cell office:value-type="float" office:value="2083000">
            <text:p>2083000</text:p>
          </table:table-cell>
          <table:table-cell office:value-type="float" office:value="2781000">
            <text:p>2781000</text:p>
          </table:table-cell>
          <table:table-cell table:formula="of:=[.A144]-[.B144]" office:value-type="float" office:value="-698000">
            <text:p>-698000</text:p>
          </table:table-cell>
        </table:table-row>
        <table:table-row table:style-name="ro1">
          <table:table-cell office:value-type="float" office:value="2067000">
            <text:p>2067000</text:p>
          </table:table-cell>
          <table:table-cell office:value-type="float" office:value="2225000">
            <text:p>2225000</text:p>
          </table:table-cell>
          <table:table-cell table:formula="of:=[.A145]-[.B145]" office:value-type="float" office:value="-158000">
            <text:p>-158000</text:p>
          </table:table-cell>
        </table:table-row>
        <table:table-row table:style-name="ro1">
          <table:table-cell office:value-type="float" office:value="2053000">
            <text:p>2053000</text:p>
          </table:table-cell>
          <table:table-cell office:value-type="float" office:value="2249000">
            <text:p>2249000</text:p>
          </table:table-cell>
          <table:table-cell table:formula="of:=[.A146]-[.B146]" office:value-type="float" office:value="-196000">
            <text:p>-196000</text:p>
          </table:table-cell>
        </table:table-row>
        <table:table-row table:style-name="ro1">
          <table:table-cell office:value-type="float" office:value="2050000">
            <text:p>2050000</text:p>
          </table:table-cell>
          <table:table-cell office:value-type="float" office:value="2356000">
            <text:p>2356000</text:p>
          </table:table-cell>
          <table:table-cell table:formula="of:=[.A147]-[.B147]" office:value-type="float" office:value="-306000">
            <text:p>-306000</text:p>
          </table:table-cell>
        </table:table-row>
        <table:table-row table:style-name="ro1">
          <table:table-cell office:value-type="float" office:value="2029000">
            <text:p>2029000</text:p>
          </table:table-cell>
          <table:table-cell office:value-type="float" office:value="2407000">
            <text:p>2407000</text:p>
          </table:table-cell>
          <table:table-cell table:formula="of:=[.A148]-[.B148]" office:value-type="float" office:value="-378000">
            <text:p>-378000</text:p>
          </table:table-cell>
        </table:table-row>
        <table:table-row table:style-name="ro1">
          <table:table-cell office:value-type="float" office:value="2030000">
            <text:p>2030000</text:p>
          </table:table-cell>
          <table:table-cell office:value-type="float" office:value="2237000">
            <text:p>2237000</text:p>
          </table:table-cell>
          <table:table-cell table:formula="of:=[.A149]-[.B149]" office:value-type="float" office:value="-207000">
            <text:p>-207000</text:p>
          </table:table-cell>
        </table:table-row>
        <table:table-row table:style-name="ro1">
          <table:table-cell office:value-type="float" office:value="2055000">
            <text:p>2055000</text:p>
          </table:table-cell>
          <table:table-cell office:value-type="float" office:value="2229000">
            <text:p>2229000</text:p>
          </table:table-cell>
          <table:table-cell table:formula="of:=[.A150]-[.B150]" office:value-type="float" office:value="-174000">
            <text:p>-174000</text:p>
          </table:table-cell>
        </table:table-row>
        <table:table-row table:style-name="ro1">
          <table:table-cell office:value-type="float" office:value="2030000">
            <text:p>2030000</text:p>
          </table:table-cell>
          <table:table-cell office:value-type="float" office:value="2283000">
            <text:p>2283000</text:p>
          </table:table-cell>
          <table:table-cell table:formula="of:=[.A151]-[.B151]" office:value-type="float" office:value="-253000">
            <text:p>-253000</text:p>
          </table:table-cell>
        </table:table-row>
        <table:table-row table:style-name="ro1">
          <table:table-cell office:value-type="float" office:value="2031000">
            <text:p>2031000</text:p>
          </table:table-cell>
          <table:table-cell office:value-type="float" office:value="2277000">
            <text:p>2277000</text:p>
          </table:table-cell>
          <table:table-cell table:formula="of:=[.A152]-[.B152]" office:value-type="float" office:value="-246000">
            <text:p>-246000</text:p>
          </table:table-cell>
        </table:table-row>
        <table:table-row table:style-name="ro1">
          <table:table-cell office:value-type="float" office:value="2031000">
            <text:p>2031000</text:p>
          </table:table-cell>
          <table:table-cell office:value-type="float" office:value="2230000">
            <text:p>2230000</text:p>
          </table:table-cell>
          <table:table-cell table:formula="of:=[.A153]-[.B153]" office:value-type="float" office:value="-199000">
            <text:p>-199000</text:p>
          </table:table-cell>
        </table:table-row>
        <table:table-row table:style-name="ro1">
          <table:table-cell office:value-type="float" office:value="2066000">
            <text:p>2066000</text:p>
          </table:table-cell>
          <table:table-cell office:value-type="float" office:value="2263000">
            <text:p>2263000</text:p>
          </table:table-cell>
          <table:table-cell table:formula="of:=[.A154]-[.B154]" office:value-type="float" office:value="-197000">
            <text:p>-197000</text:p>
          </table:table-cell>
        </table:table-row>
        <table:table-row table:style-name="ro1">
          <table:table-cell office:value-type="float" office:value="2075000">
            <text:p>2075000</text:p>
          </table:table-cell>
          <table:table-cell office:value-type="float" office:value="2279000">
            <text:p>2279000</text:p>
          </table:table-cell>
          <table:table-cell table:formula="of:=[.A155]-[.B155]" office:value-type="float" office:value="-204000">
            <text:p>-204000</text:p>
          </table:table-cell>
        </table:table-row>
        <table:table-row table:style-name="ro1">
          <table:table-cell office:value-type="float" office:value="2063000">
            <text:p>2063000</text:p>
          </table:table-cell>
          <table:table-cell office:value-type="float" office:value="2281000">
            <text:p>2281000</text:p>
          </table:table-cell>
          <table:table-cell table:formula="of:=[.A156]-[.B156]" office:value-type="float" office:value="-218000">
            <text:p>-218000</text:p>
          </table:table-cell>
        </table:table-row>
        <table:table-row table:style-name="ro1">
          <table:table-cell office:value-type="float" office:value="2029000">
            <text:p>2029000</text:p>
          </table:table-cell>
          <table:table-cell office:value-type="float" office:value="2296000">
            <text:p>2296000</text:p>
          </table:table-cell>
          <table:table-cell table:formula="of:=[.A157]-[.B157]" office:value-type="float" office:value="-267000">
            <text:p>-267000</text:p>
          </table:table-cell>
        </table:table-row>
        <table:table-row table:style-name="ro1">
          <table:table-cell office:value-type="float" office:value="2049000">
            <text:p>2049000</text:p>
          </table:table-cell>
          <table:table-cell office:value-type="float" office:value="2249000">
            <text:p>2249000</text:p>
          </table:table-cell>
          <table:table-cell table:formula="of:=[.A158]-[.B158]" office:value-type="float" office:value="-200000">
            <text:p>-200000</text:p>
          </table:table-cell>
        </table:table-row>
        <table:table-row table:style-name="ro1">
          <table:table-cell office:value-type="float" office:value="2108000">
            <text:p>2108000</text:p>
          </table:table-cell>
          <table:table-cell office:value-type="float" office:value="2208000">
            <text:p>2208000</text:p>
          </table:table-cell>
          <table:table-cell table:formula="of:=[.A159]-[.B159]" office:value-type="float" office:value="-100000">
            <text:p>-100000</text:p>
          </table:table-cell>
        </table:table-row>
        <table:table-row table:style-name="ro1">
          <table:table-cell office:value-type="float" office:value="2056000">
            <text:p>2056000</text:p>
          </table:table-cell>
          <table:table-cell office:value-type="float" office:value="2317000">
            <text:p>2317000</text:p>
          </table:table-cell>
          <table:table-cell table:formula="of:=[.A160]-[.B160]" office:value-type="float" office:value="-261000">
            <text:p>-261000</text:p>
          </table:table-cell>
        </table:table-row>
        <table:table-row table:style-name="ro1">
          <table:table-cell office:value-type="float" office:value="2076000">
            <text:p>2076000</text:p>
          </table:table-cell>
          <table:table-cell office:value-type="float" office:value="2235000">
            <text:p>2235000</text:p>
          </table:table-cell>
          <table:table-cell table:formula="of:=[.A161]-[.B161]" office:value-type="float" office:value="-159000">
            <text:p>-159000</text:p>
          </table:table-cell>
        </table:table-row>
        <table:table-row table:style-name="ro1">
          <table:table-cell office:value-type="float" office:value="2215000">
            <text:p>2215000</text:p>
          </table:table-cell>
          <table:table-cell office:value-type="float" office:value="2209000">
            <text:p>2209000</text:p>
          </table:table-cell>
          <table:table-cell table:formula="of:=[.A162]-[.B162]" office:value-type="float" office:value="6000">
            <text:p>6000</text:p>
          </table:table-cell>
        </table:table-row>
        <table:table-row table:style-name="ro1">
          <table:table-cell office:value-type="float" office:value="2155000">
            <text:p>2155000</text:p>
          </table:table-cell>
          <table:table-cell office:value-type="float" office:value="2287000">
            <text:p>2287000</text:p>
          </table:table-cell>
          <table:table-cell table:formula="of:=[.A163]-[.B163]" office:value-type="float" office:value="-132000">
            <text:p>-132000</text:p>
          </table:table-cell>
        </table:table-row>
        <table:table-row table:style-name="ro1">
          <table:table-cell office:value-type="float" office:value="2029000">
            <text:p>2029000</text:p>
          </table:table-cell>
          <table:table-cell office:value-type="float" office:value="2287000">
            <text:p>2287000</text:p>
          </table:table-cell>
          <table:table-cell table:formula="of:=[.A164]-[.B164]" office:value-type="float" office:value="-258000">
            <text:p>-258000</text:p>
          </table:table-cell>
        </table:table-row>
        <table:table-row table:style-name="ro1">
          <table:table-cell office:value-type="float" office:value="2049000">
            <text:p>2049000</text:p>
          </table:table-cell>
          <table:table-cell office:value-type="float" office:value="2335000">
            <text:p>2335000</text:p>
          </table:table-cell>
          <table:table-cell table:formula="of:=[.A165]-[.B165]" office:value-type="float" office:value="-286000">
            <text:p>-286000</text:p>
          </table:table-cell>
        </table:table-row>
        <table:table-row table:style-name="ro1">
          <table:table-cell office:value-type="float" office:value="2067000">
            <text:p>2067000</text:p>
          </table:table-cell>
          <table:table-cell office:value-type="float" office:value="2230000">
            <text:p>2230000</text:p>
          </table:table-cell>
          <table:table-cell table:formula="of:=[.A166]-[.B166]" office:value-type="float" office:value="-163000">
            <text:p>-163000</text:p>
          </table:table-cell>
        </table:table-row>
        <table:table-row table:style-name="ro1">
          <table:table-cell office:value-type="float" office:value="2039000">
            <text:p>2039000</text:p>
          </table:table-cell>
          <table:table-cell office:value-type="float" office:value="2247000">
            <text:p>2247000</text:p>
          </table:table-cell>
          <table:table-cell table:formula="of:=[.A167]-[.B167]" office:value-type="float" office:value="-208000">
            <text:p>-208000</text:p>
          </table:table-cell>
        </table:table-row>
        <table:table-row table:style-name="ro1">
          <table:table-cell office:value-type="float" office:value="2029000">
            <text:p>2029000</text:p>
          </table:table-cell>
          <table:table-cell office:value-type="float" office:value="2290000">
            <text:p>2290000</text:p>
          </table:table-cell>
          <table:table-cell table:formula="of:=[.A168]-[.B168]" office:value-type="float" office:value="-261000">
            <text:p>-261000</text:p>
          </table:table-cell>
        </table:table-row>
        <table:table-row table:style-name="ro1">
          <table:table-cell office:value-type="float" office:value="2073000">
            <text:p>2073000</text:p>
          </table:table-cell>
          <table:table-cell office:value-type="float" office:value="3985000">
            <text:p>3985000</text:p>
          </table:table-cell>
          <table:table-cell table:formula="of:=[.A169]-[.B169]" office:value-type="float" office:value="-1912000">
            <text:p>-1912000</text:p>
          </table:table-cell>
        </table:table-row>
        <table:table-row table:style-name="ro1">
          <table:table-cell office:value-type="float" office:value="2066000">
            <text:p>2066000</text:p>
          </table:table-cell>
          <table:table-cell office:value-type="float" office:value="2249000">
            <text:p>2249000</text:p>
          </table:table-cell>
          <table:table-cell table:formula="of:=[.A170]-[.B170]" office:value-type="float" office:value="-183000">
            <text:p>-183000</text:p>
          </table:table-cell>
        </table:table-row>
        <table:table-row table:style-name="ro1">
          <table:table-cell office:value-type="float" office:value="2041000">
            <text:p>2041000</text:p>
          </table:table-cell>
          <table:table-cell office:value-type="float" office:value="2355000">
            <text:p>2355000</text:p>
          </table:table-cell>
          <table:table-cell table:formula="of:=[.A171]-[.B171]" office:value-type="float" office:value="-314000">
            <text:p>-314000</text:p>
          </table:table-cell>
        </table:table-row>
        <table:table-row table:style-name="ro1">
          <table:table-cell office:value-type="float" office:value="2050000">
            <text:p>2050000</text:p>
          </table:table-cell>
          <table:table-cell office:value-type="float" office:value="2300000">
            <text:p>2300000</text:p>
          </table:table-cell>
          <table:table-cell table:formula="of:=[.A172]-[.B172]" office:value-type="float" office:value="-250000">
            <text:p>-250000</text:p>
          </table:table-cell>
        </table:table-row>
        <table:table-row table:style-name="ro1">
          <table:table-cell office:value-type="float" office:value="2081000">
            <text:p>2081000</text:p>
          </table:table-cell>
          <table:table-cell office:value-type="float" office:value="2224000">
            <text:p>2224000</text:p>
          </table:table-cell>
          <table:table-cell table:formula="of:=[.A173]-[.B173]" office:value-type="float" office:value="-143000">
            <text:p>-143000</text:p>
          </table:table-cell>
        </table:table-row>
        <table:table-row table:style-name="ro1">
          <table:table-cell office:value-type="float" office:value="2054000">
            <text:p>2054000</text:p>
          </table:table-cell>
          <table:table-cell office:value-type="float" office:value="2254000">
            <text:p>2254000</text:p>
          </table:table-cell>
          <table:table-cell table:formula="of:=[.A174]-[.B174]" office:value-type="float" office:value="-200000">
            <text:p>-200000</text:p>
          </table:table-cell>
        </table:table-row>
        <table:table-row table:style-name="ro1">
          <table:table-cell office:value-type="float" office:value="2031000">
            <text:p>2031000</text:p>
          </table:table-cell>
          <table:table-cell office:value-type="float" office:value="2314000">
            <text:p>2314000</text:p>
          </table:table-cell>
          <table:table-cell table:formula="of:=[.A175]-[.B175]" office:value-type="float" office:value="-283000">
            <text:p>-283000</text:p>
          </table:table-cell>
        </table:table-row>
        <table:table-row table:style-name="ro1">
          <table:table-cell office:value-type="float" office:value="2072000">
            <text:p>2072000</text:p>
          </table:table-cell>
          <table:table-cell office:value-type="float" office:value="2220000">
            <text:p>2220000</text:p>
          </table:table-cell>
          <table:table-cell table:formula="of:=[.A176]-[.B176]" office:value-type="float" office:value="-148000">
            <text:p>-148000</text:p>
          </table:table-cell>
        </table:table-row>
        <table:table-row table:style-name="ro1">
          <table:table-cell office:value-type="float" office:value="2094000">
            <text:p>2094000</text:p>
          </table:table-cell>
          <table:table-cell office:value-type="float" office:value="2264000">
            <text:p>2264000</text:p>
          </table:table-cell>
          <table:table-cell table:formula="of:=[.A177]-[.B177]" office:value-type="float" office:value="-170000">
            <text:p>-170000</text:p>
          </table:table-cell>
        </table:table-row>
        <table:table-row table:style-name="ro1">
          <table:table-cell office:value-type="float" office:value="2106000">
            <text:p>2106000</text:p>
          </table:table-cell>
          <table:table-cell office:value-type="float" office:value="2257000">
            <text:p>2257000</text:p>
          </table:table-cell>
          <table:table-cell table:formula="of:=[.A178]-[.B178]" office:value-type="float" office:value="-151000">
            <text:p>-151000</text:p>
          </table:table-cell>
        </table:table-row>
        <table:table-row table:style-name="ro1">
          <table:table-cell office:value-type="float" office:value="2071000">
            <text:p>2071000</text:p>
          </table:table-cell>
          <table:table-cell office:value-type="float" office:value="2222000">
            <text:p>2222000</text:p>
          </table:table-cell>
          <table:table-cell table:formula="of:=[.A179]-[.B179]" office:value-type="float" office:value="-151000">
            <text:p>-151000</text:p>
          </table:table-cell>
        </table:table-row>
        <table:table-row table:style-name="ro1">
          <table:table-cell office:value-type="float" office:value="2056000">
            <text:p>2056000</text:p>
          </table:table-cell>
          <table:table-cell office:value-type="float" office:value="2246000">
            <text:p>2246000</text:p>
          </table:table-cell>
          <table:table-cell table:formula="of:=[.A180]-[.B180]" office:value-type="float" office:value="-190000">
            <text:p>-190000</text:p>
          </table:table-cell>
        </table:table-row>
        <table:table-row table:style-name="ro1">
          <table:table-cell office:value-type="float" office:value="2082000">
            <text:p>2082000</text:p>
          </table:table-cell>
          <table:table-cell office:value-type="float" office:value="2277000">
            <text:p>2277000</text:p>
          </table:table-cell>
          <table:table-cell table:formula="of:=[.A181]-[.B181]" office:value-type="float" office:value="-195000">
            <text:p>-195000</text:p>
          </table:table-cell>
        </table:table-row>
        <table:table-row table:style-name="ro1">
          <table:table-cell office:value-type="float" office:value="2073000">
            <text:p>2073000</text:p>
          </table:table-cell>
          <table:table-cell office:value-type="float" office:value="2264000">
            <text:p>2264000</text:p>
          </table:table-cell>
          <table:table-cell table:formula="of:=[.A182]-[.B182]" office:value-type="float" office:value="-191000">
            <text:p>-191000</text:p>
          </table:table-cell>
        </table:table-row>
        <table:table-row table:style-name="ro1">
          <table:table-cell office:value-type="float" office:value="2060000">
            <text:p>2060000</text:p>
          </table:table-cell>
          <table:table-cell office:value-type="float" office:value="3156000">
            <text:p>3156000</text:p>
          </table:table-cell>
          <table:table-cell table:formula="of:=[.A183]-[.B183]" office:value-type="float" office:value="-1096000">
            <text:p>-1096000</text:p>
          </table:table-cell>
        </table:table-row>
        <table:table-row table:style-name="ro1">
          <table:table-cell office:value-type="float" office:value="2090000">
            <text:p>2090000</text:p>
          </table:table-cell>
          <table:table-cell office:value-type="float" office:value="2418000">
            <text:p>2418000</text:p>
          </table:table-cell>
          <table:table-cell table:formula="of:=[.A184]-[.B184]" office:value-type="float" office:value="-328000">
            <text:p>-328000</text:p>
          </table:table-cell>
        </table:table-row>
        <table:table-row table:style-name="ro1">
          <table:table-cell office:value-type="float" office:value="2089000">
            <text:p>2089000</text:p>
          </table:table-cell>
          <table:table-cell office:value-type="float" office:value="3282000">
            <text:p>3282000</text:p>
          </table:table-cell>
          <table:table-cell table:formula="of:=[.A185]-[.B185]" office:value-type="float" office:value="-1193000">
            <text:p>-1193000</text:p>
          </table:table-cell>
        </table:table-row>
        <table:table-row table:style-name="ro1">
          <table:table-cell office:value-type="float" office:value="1208000">
            <text:p>1208000</text:p>
          </table:table-cell>
          <table:table-cell office:value-type="float" office:value="1381000">
            <text:p>1381000</text:p>
          </table:table-cell>
          <table:table-cell table:formula="of:=[.A186]-[.B186]" office:value-type="float" office:value="-173000">
            <text:p>-173000</text:p>
          </table:table-cell>
        </table:table-row>
        <table:table-row table:style-name="ro1">
          <table:table-cell office:value-type="float" office:value="521000">
            <text:p>521000</text:p>
          </table:table-cell>
          <table:table-cell office:value-type="float" office:value="963000">
            <text:p>963000</text:p>
          </table:table-cell>
          <table:table-cell table:formula="of:=[.A187]-[.B187]" office:value-type="float" office:value="-442000">
            <text:p>-442000</text:p>
          </table:table-cell>
        </table:table-row>
        <table:table-row table:style-name="ro1">
          <table:table-cell office:value-type="float" office:value="992000">
            <text:p>992000</text:p>
          </table:table-cell>
          <table:table-cell office:value-type="float" office:value="1352000">
            <text:p>1352000</text:p>
          </table:table-cell>
          <table:table-cell table:formula="of:=[.A188]-[.B188]" office:value-type="float" office:value="-360000">
            <text:p>-360000</text:p>
          </table:table-cell>
        </table:table-row>
        <table:table-row table:style-name="ro1">
          <table:table-cell office:value-type="float" office:value="1886000">
            <text:p>1886000</text:p>
          </table:table-cell>
          <table:table-cell office:value-type="float" office:value="2135000">
            <text:p>2135000</text:p>
          </table:table-cell>
          <table:table-cell table:formula="of:=[.A189]-[.B189]" office:value-type="float" office:value="-249000">
            <text:p>-249000</text:p>
          </table:table-cell>
        </table:table-row>
        <table:table-row table:style-name="ro1">
          <table:table-cell office:value-type="float" office:value="4461000">
            <text:p>4461000</text:p>
          </table:table-cell>
          <table:table-cell office:value-type="float" office:value="4311000">
            <text:p>4311000</text:p>
          </table:table-cell>
          <table:table-cell table:formula="of:=[.A190]-[.B190]" office:value-type="float" office:value="150000">
            <text:p>150000</text:p>
          </table:table-cell>
        </table:table-row>
        <table:table-row table:style-name="ro1">
          <table:table-cell office:value-type="float" office:value="11092000">
            <text:p>11092000</text:p>
          </table:table-cell>
          <table:table-cell office:value-type="float" office:value="10294000">
            <text:p>10294000</text:p>
          </table:table-cell>
          <table:table-cell table:formula="of:=[.A191]-[.B191]" office:value-type="float" office:value="798000">
            <text:p>798000</text:p>
          </table:table-cell>
        </table:table-row>
        <table:table-row table:style-name="ro1">
          <table:table-cell office:value-type="float" office:value="4227000">
            <text:p>4227000</text:p>
          </table:table-cell>
          <table:table-cell office:value-type="float" office:value="4029000">
            <text:p>4029000</text:p>
          </table:table-cell>
          <table:table-cell table:formula="of:=[.A192]-[.B192]" office:value-type="float" office:value="198000">
            <text:p>1980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4">12/04/2011</text:date>, <text:time>19:06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12-04T19:06:05</dc:date>
    <dc:creator>Hamilton Turner</dc:creator>
    <meta:document-statistic meta:table-count="1" meta:cell-count="576" meta:object-count="1"/>
    <meta:generator>LibreOffice/3.4$Unix LibreOffice_project/340m1$Build-3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732cm" svg:y="4.201cm" style:legend-expansion="high" chart:style-name="ch2"/>
        <chart:plot-area chart:style-name="ch3" table:cell-range-address="Sheet1.C1:Sheet1.C192" chart:data-source-has-labels="row" svg:x="0.77cm" svg:y="0.855cm" svg:width="13.322cm" svg:height="7.545cm">
          <chartooo:coordinate-region svg:x="2.489cm" svg:y="1.054cm" svg:width="11.603cm" svg:height="7.1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192" chart:label-cell-address="Sheet1.C1:Sheet1.C1" chart:class="chart:bar">
            <chart:data-point chart:repeated="19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898000">
                <text:p>-1898000</text:p>
                <draw:g>
                  <svg:desc>Sheet1.C2:Sheet1.C1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748000">
                <text:p>-748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36000">
                <text:p>736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000">
                <text:p>48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5000">
                <text:p>-5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97000">
                <text:p>897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0000">
                <text:p>-30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7000">
                <text:p>-27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276000">
                <text:p>-1276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4000">
                <text:p>184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756000">
                <text:p>-1756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42000">
                <text:p>-42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84000">
                <text:p>-284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09000">
                <text:p>-309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00000">
                <text:p>-100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84000">
                <text:p>-284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63000">
                <text:p>-263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15000">
                <text:p>-315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26000">
                <text:p>-226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08000">
                <text:p>-208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61000">
                <text:p>-261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983000">
                <text:p>-19830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52000">
                <text:p>-2520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893000">
                <text:p>-18930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3000">
                <text:p>1130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178000">
                <text:p>-11780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55000">
                <text:p>3550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47000">
                <text:p>-2470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82000">
                <text:p>-820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39000">
                <text:p>-2390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4000">
                <text:p>-40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72000">
                <text:p>-1720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13000">
                <text:p>-1130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32000">
                <text:p>-2320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11000">
                <text:p>-1110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281000">
                <text:p>-12810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722000">
                <text:p>-17220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653000">
                <text:p>-16530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165000">
                <text:p>-11650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441000">
                <text:p>-14410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806000">
                <text:p>-8060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733000">
                <text:p>-17330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422000">
                <text:p>-14220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282000">
                <text:p>-12820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614000">
                <text:p>-26140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248000">
                <text:p>-12480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402000">
                <text:p>-14020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176000">
                <text:p>-11760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852000">
                <text:p>-18520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92000">
                <text:p>-1920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58000">
                <text:p>-1580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069000">
                <text:p>-10690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2399000">
                <text:p>-23990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328000">
                <text:p>-3280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422000">
                <text:p>-14220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228000">
                <text:p>-2280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39000">
                <text:p>-390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803000">
                <text:p>-8030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641000">
                <text:p>-6410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6000">
                <text:p>660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99000">
                <text:p>-990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91000">
                <text:p>-1910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96000">
                <text:p>-960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96000">
                <text:p>-960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60000">
                <text:p>-1600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6078000">
                <text:p>-60780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76000">
                <text:p>-1760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57000">
                <text:p>-1570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220000">
                <text:p>-2200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408000">
                <text:p>-4080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24000">
                <text:p>-1240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058000">
                <text:p>-10580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19000">
                <text:p>-2190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030000">
                <text:p>-10300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48000">
                <text:p>-2480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71000">
                <text:p>-1710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502000">
                <text:p>-5020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94000">
                <text:p>-2940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328000">
                <text:p>-3280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07000">
                <text:p>-1070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190000">
                <text:p>-11900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226000">
                <text:p>-2260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38000">
                <text:p>-18380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202000">
                <text:p>-2020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230000">
                <text:p>-2300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204000">
                <text:p>-2040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209000">
                <text:p>-2090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278000">
                <text:p>-2780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10000">
                <text:p>-1100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87000">
                <text:p>-1870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59000">
                <text:p>-1590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90000">
                <text:p>-1900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13000">
                <text:p>-1130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223000">
                <text:p>-2230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41000">
                <text:p>-1410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339000">
                <text:p>-3390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9000">
                <text:p>-490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51000">
                <text:p>-1510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72000">
                <text:p>-720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000">
                <text:p>210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82000">
                <text:p>2820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40000">
                <text:p>-1400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21000">
                <text:p>-1210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205000">
                <text:p>-2050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771000">
                <text:p>-7710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272000">
                <text:p>-2720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370000">
                <text:p>-3700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235000">
                <text:p>-2350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286000">
                <text:p>-28600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208000">
                <text:p>-20800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250000">
                <text:p>-2500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241000">
                <text:p>-2410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26000">
                <text:p>5260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72000">
                <text:p>-720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527000">
                <text:p>-152700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64000">
                <text:p>-1640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98000">
                <text:p>-19800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53000">
                <text:p>-1530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96000">
                <text:p>-19600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229000">
                <text:p>-22900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065000">
                <text:p>-106500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68000">
                <text:p>-16800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214000">
                <text:p>-21400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253000">
                <text:p>-25300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242000">
                <text:p>-24200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93000">
                <text:p>-19300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96000">
                <text:p>-19600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26000">
                <text:p>-2600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232000">
                <text:p>-23200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201000">
                <text:p>-20100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1072000">
                <text:p>-107200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206000">
                <text:p>-20600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261000">
                <text:p>-26100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17000">
                <text:p>-11700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200000">
                <text:p>-20000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95000">
                <text:p>-19500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74000">
                <text:p>-7400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170000">
                <text:p>-17000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122000">
                <text:p>-12200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192000">
                <text:p>-19200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204000">
                <text:p>-2040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233000">
                <text:p>-23300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698000">
                <text:p>-69800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158000">
                <text:p>-15800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96000">
                <text:p>-19600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306000">
                <text:p>-30600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378000">
                <text:p>-37800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207000">
                <text:p>-20700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174000">
                <text:p>-17400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253000">
                <text:p>-25300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246000">
                <text:p>-24600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199000">
                <text:p>-19900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197000">
                <text:p>-19700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204000">
                <text:p>-20400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218000">
                <text:p>-21800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267000">
                <text:p>-26700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200000">
                <text:p>-20000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100000">
                <text:p>-10000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261000">
                <text:p>-26100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59000">
                <text:p>-15900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32000">
                <text:p>-13200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258000">
                <text:p>-25800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286000">
                <text:p>-28600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63000">
                <text:p>-16300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208000">
                <text:p>-20800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261000">
                <text:p>-26100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912000">
                <text:p>-191200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83000">
                <text:p>-18300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314000">
                <text:p>-31400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250000">
                <text:p>-25000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43000">
                <text:p>-14300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200000">
                <text:p>-20000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283000">
                <text:p>-28300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148000">
                <text:p>-14800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170000">
                <text:p>-17000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151000">
                <text:p>-15100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151000">
                <text:p>-15100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190000">
                <text:p>-19000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95000">
                <text:p>-19500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191000">
                <text:p>-1910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096000">
                <text:p>-109600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328000">
                <text:p>-32800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193000">
                <text:p>-119300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73000">
                <text:p>-17300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442000">
                <text:p>-44200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360000">
                <text:p>-36000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249000">
                <text:p>-24900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50000">
                <text:p>15000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98000">
                <text:p>79800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8000">
                <text:p>198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